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678in" svg:height="3.5429in" svg:x="6.287in" svg:y="0.0803in">
            <draw:object draw:notify-on-update-of-ranges="Sheet1.E2:Sheet1.E6 Sheet1.E9:Sheet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711in" svg:height="3.5429in" svg:x="6.2756in" svg:y="3.824in">
            <draw:object draw:notify-on-update-of-ranges="Sheet1.E23:Sheet1.E27 Sheet1.F23:Sheet1.F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413in" svg:height="3.5429in" svg:x="11.037in" svg:y="0.0689in">
            <draw:object draw:notify-on-update-of-ranges="Sheet1.A16:Sheet1.A20 Sheet1.C15:Sheet1.C15 Sheet1.C16:Sheet1.C20 Sheet1.B16:Sheet1.B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2831in" svg:height="3.5429in" svg:x="11.0394in" svg:y="3.8508in">
            <draw:object draw:notify-on-update-of-ranges="Sheet1.E30:Sheet1.E34 Sheet1.F30:Sheet1.F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.7441in" svg:height="3.5429in" svg:x="6.2429in" svg:y="7.6811in">
            <draw:object draw:notify-on-update-of-ranges="Sheet1.E38:Sheet1.E42 Sheet1.F38:Sheet1.F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.3043in" svg:height="3.5429in" svg:x="11.1272in" svg:y="7.6453in">
            <draw:object draw:notify-on-update-of-ranges="Sheet1.E45:Sheet1.E49 Sheet1.F45:Sheet1.F4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q11fl</text:p>
          </table:table-cell>
          <table:table-cell table:style-name="ce1" office:value-type="string" calcext:value-type="string">
            <text:p>q13fl</text:p>
          </table:table-cell>
          <table:table-cell table:style-name="ce1" office:value-type="string" calcext:value-type="string">
            <text:p>q12fl</text:p>
          </table:table-cell>
          <table:table-cell table:style-name="ce1" office:value-type="string" calcext:value-type="string">
            <text:p>q14fl</text:p>
          </table:table-cell>
          <table:table-cell table:style-name="ce3" office:value-type="string" calcext:value-type="string">
            <text:p>q1fl</text:p>
          </table:table-cell>
          <table:table-cell table:style-name="Default" table:number-columns-repeated="4"/>
          <table:table-cell table:style-name="ce1" table:number-columns-repeated="1015"/>
        </table:table-row>
        <table:table-row table:style-name="ro1">
          <table:table-cell office:value-type="float" office:value="0.1688" calcext:value-type="float">
            <text:p>0.1688</text:p>
          </table:table-cell>
          <table:table-cell office:value-type="float" office:value="52.97435" calcext:value-type="float">
            <text:p>52.97435</text:p>
          </table:table-cell>
          <table:table-cell office:value-type="float" office:value="9.4943" calcext:value-type="float">
            <text:p>9.4943</text:p>
          </table:table-cell>
          <table:table-cell office:value-type="float" office:value="115.4032" calcext:value-type="float">
            <text:p>115.4032</text:p>
          </table:table-cell>
          <table:table-cell table:style-name="Default" table:formula="of:=[.A2]+[.B2]+[.C2]+[.D2]" office:value-type="float" office:value="178.04065" calcext:value-type="float">
            <text:p>178.0406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0.32465" calcext:value-type="float">
            <text:p>0.32465</text:p>
          </table:table-cell>
          <table:table-cell office:value-type="float" office:value="111.03215" calcext:value-type="float">
            <text:p>111.03215</text:p>
          </table:table-cell>
          <table:table-cell office:value-type="float" office:value="21.82405" calcext:value-type="float">
            <text:p>21.82405</text:p>
          </table:table-cell>
          <table:table-cell office:value-type="float" office:value="258.0547" calcext:value-type="float">
            <text:p>258.0547</text:p>
          </table:table-cell>
          <table:table-cell table:style-name="Default" table:formula="of:=[.A3]+[.B3]+[.C3]+[.D3]" office:value-type="float" office:value="391.23555" calcext:value-type="float">
            <text:p>391.2355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0.4318" calcext:value-type="float">
            <text:p>0.4318</text:p>
          </table:table-cell>
          <table:table-cell office:value-type="float" office:value="234.81805" calcext:value-type="float">
            <text:p>234.81805</text:p>
          </table:table-cell>
          <table:table-cell office:value-type="float" office:value="34.2345" calcext:value-type="float">
            <text:p>34.2345</text:p>
          </table:table-cell>
          <table:table-cell office:value-type="float" office:value="494.59895" calcext:value-type="float">
            <text:p>494.59895</text:p>
          </table:table-cell>
          <table:table-cell table:style-name="Default" table:formula="of:=[.A4]+[.B4]+[.C4]+[.D4]" office:value-type="float" office:value="764.0833" calcext:value-type="float">
            <text:p>764.0833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1.00955" calcext:value-type="float">
            <text:p>1.00955</text:p>
          </table:table-cell>
          <table:table-cell office:value-type="float" office:value="468.8009" calcext:value-type="float">
            <text:p>468.8009</text:p>
          </table:table-cell>
          <table:table-cell office:value-type="float" office:value="73.2933" calcext:value-type="float">
            <text:p>73.2933</text:p>
          </table:table-cell>
          <table:table-cell office:value-type="float" office:value="977.8276" calcext:value-type="float">
            <text:p>977.8276</text:p>
          </table:table-cell>
          <table:table-cell table:style-name="Default" table:formula="of:=[.A5]+[.B5]+[.C5]+[.D5]" office:value-type="float" office:value="1520.93135" calcext:value-type="float">
            <text:p>1520.9313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2.03455" calcext:value-type="float">
            <text:p>2.03455</text:p>
          </table:table-cell>
          <table:table-cell office:value-type="float" office:value="841.67125" calcext:value-type="float">
            <text:p>841.67125</text:p>
          </table:table-cell>
          <table:table-cell office:value-type="float" office:value="163.84195" calcext:value-type="float">
            <text:p>163.84195</text:p>
          </table:table-cell>
          <table:table-cell office:value-type="float" office:value="2152.76905" calcext:value-type="float">
            <text:p>2152.76905</text:p>
          </table:table-cell>
          <table:table-cell table:style-name="Default" table:formula="of:=[.A6]+[.B6]+[.C6]+[.D6]" office:value-type="float" office:value="3160.3168" calcext:value-type="float">
            <text:p>3160.316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q11sh</text:p>
          </table:table-cell>
          <table:table-cell table:style-name="ce1" office:value-type="string" calcext:value-type="string">
            <text:p>q12sh</text:p>
          </table:table-cell>
          <table:table-cell table:style-name="ce1" office:value-type="string" calcext:value-type="string">
            <text:p>q13sh</text:p>
          </table:table-cell>
          <table:table-cell table:style-name="ce1" office:value-type="string" calcext:value-type="string">
            <text:p>q14sh</text:p>
          </table:table-cell>
          <table:table-cell table:style-name="ce4" office:value-type="string" calcext:value-type="string">
            <text:p>q1sh</text:p>
          </table:table-cell>
          <table:table-cell table:style-name="ce1" table:number-columns-repeated="1019"/>
        </table:table-row>
        <table:table-row table:style-name="ro1">
          <table:table-cell office:value-type="float" office:value="0.43135" calcext:value-type="float">
            <text:p>0.43135</text:p>
          </table:table-cell>
          <table:table-cell office:value-type="float" office:value="13.7939" calcext:value-type="float">
            <text:p>13.7939</text:p>
          </table:table-cell>
          <table:table-cell office:value-type="float" office:value="41.295" calcext:value-type="float">
            <text:p>41.295</text:p>
          </table:table-cell>
          <table:table-cell office:value-type="float" office:value="18.0837" calcext:value-type="float">
            <text:p>18.0837</text:p>
          </table:table-cell>
          <table:table-cell table:style-name="Default" table:formula="of:=[.A9]+[.B9]+[.C9]+[.D9]" office:value-type="float" office:value="73.60395" calcext:value-type="float">
            <text:p>73.60395</text:p>
          </table:table-cell>
          <table:table-cell table:number-columns-repeated="1019"/>
        </table:table-row>
        <table:table-row table:style-name="ro1">
          <table:table-cell office:value-type="float" office:value="0.44025" calcext:value-type="float">
            <text:p>0.44025</text:p>
          </table:table-cell>
          <table:table-cell office:value-type="float" office:value="22.1859" calcext:value-type="float">
            <text:p>22.1859</text:p>
          </table:table-cell>
          <table:table-cell office:value-type="float" office:value="81.12385" calcext:value-type="float">
            <text:p>81.12385</text:p>
          </table:table-cell>
          <table:table-cell office:value-type="float" office:value="30.5591" calcext:value-type="float">
            <text:p>30.5591</text:p>
          </table:table-cell>
          <table:table-cell table:style-name="Default" table:formula="of:=[.A10]+[.B10]+[.C10]+[.D10]" office:value-type="float" office:value="134.3091" calcext:value-type="float">
            <text:p>134.3091</text:p>
          </table:table-cell>
          <table:table-cell table:number-columns-repeated="1019"/>
        </table:table-row>
        <table:table-row table:style-name="ro1">
          <table:table-cell office:value-type="float" office:value="0.7057" calcext:value-type="float">
            <text:p>0.7057</text:p>
          </table:table-cell>
          <table:table-cell office:value-type="float" office:value="40.67185" calcext:value-type="float">
            <text:p>40.67185</text:p>
          </table:table-cell>
          <table:table-cell office:value-type="float" office:value="181.5351" calcext:value-type="float">
            <text:p>181.5351</text:p>
          </table:table-cell>
          <table:table-cell office:value-type="float" office:value="71.598" calcext:value-type="float">
            <text:p>71.598</text:p>
          </table:table-cell>
          <table:table-cell table:style-name="Default" table:formula="of:=[.A11]+[.B11]+[.C11]+[.D11]" office:value-type="float" office:value="294.51065" calcext:value-type="float">
            <text:p>294.51065</text:p>
          </table:table-cell>
          <table:table-cell table:number-columns-repeated="1019"/>
        </table:table-row>
        <table:table-row table:style-name="ro1">
          <table:table-cell office:value-type="float" office:value="1.3777" calcext:value-type="float">
            <text:p>1.3777</text:p>
          </table:table-cell>
          <table:table-cell office:value-type="float" office:value="86.8838" calcext:value-type="float">
            <text:p>86.8838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144.31965" calcext:value-type="float">
            <text:p>144.31965</text:p>
          </table:table-cell>
          <table:table-cell table:style-name="Default" table:formula="of:=[.A12]+[.B12]+[.C12]+[.D12]" office:value-type="float" office:value="527.45915" calcext:value-type="float">
            <text:p>527.45915</text:p>
          </table:table-cell>
          <table:table-cell table:number-columns-repeated="1019"/>
        </table:table-row>
        <table:table-row table:style-name="ro1">
          <table:table-cell office:value-type="float" office:value="2.48845" calcext:value-type="float">
            <text:p>2.48845</text:p>
          </table:table-cell>
          <table:table-cell office:value-type="float" office:value="185.31965" calcext:value-type="float">
            <text:p>185.31965</text:p>
          </table:table-cell>
          <table:table-cell office:value-type="float" office:value="680.72055" calcext:value-type="float">
            <text:p>680.72055</text:p>
          </table:table-cell>
          <table:table-cell office:value-type="float" office:value="473.8056" calcext:value-type="float">
            <text:p>473.8056</text:p>
          </table:table-cell>
          <table:table-cell table:style-name="Default" table:formula="of:=[.A13]+[.B13]+[.C13]+[.D13]" office:value-type="float" office:value="1342.33425" calcext:value-type="float">
            <text:p>1342.334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q2fl</text:p>
          </table:table-cell>
          <table:table-cell table:style-name="ce1" office:value-type="string" calcext:value-type="string">
            <text:p>q2sh</text:p>
          </table:table-cell>
          <table:table-cell table:style-name="ce1" office:value-type="string" calcext:value-type="string">
            <text:p>q2aj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float" office:value="42.7687" calcext:value-type="float">
            <text:p>42.7687</text:p>
          </table:table-cell>
          <table:table-cell office:value-type="float" office:value="1.8202" calcext:value-type="float">
            <text:p>1.8202</text:p>
          </table:table-cell>
          <table:table-cell office:value-type="float" office:value="13.6659" calcext:value-type="float">
            <text:p>13.6659</text:p>
          </table:table-cell>
          <table:table-cell/>
          <table:table-cell table:style-name="ce1" table:number-columns-repeated="1020"/>
        </table:table-row>
        <table:table-row table:style-name="ro2">
          <table:table-cell office:value-type="float" office:value="85.674" calcext:value-type="float">
            <text:p>85.674</text:p>
          </table:table-cell>
          <table:table-cell office:value-type="float" office:value="3.80295" calcext:value-type="float">
            <text:p>3.80295</text:p>
          </table:table-cell>
          <table:table-cell office:value-type="float" office:value="31.05645" calcext:value-type="float">
            <text:p>31.05645</text:p>
          </table:table-cell>
          <table:table-cell table:number-columns-repeated="1021"/>
        </table:table-row>
        <table:table-row table:style-name="ro2">
          <table:table-cell office:value-type="float" office:value="181.1107" calcext:value-type="float">
            <text:p>181.1107</text:p>
          </table:table-cell>
          <table:table-cell office:value-type="float" office:value="9.3505" calcext:value-type="float">
            <text:p>9.3505</text:p>
          </table:table-cell>
          <table:table-cell office:value-type="float" office:value="63.23375" calcext:value-type="float">
            <text:p>63.23375</text:p>
          </table:table-cell>
          <table:table-cell table:number-columns-repeated="1021"/>
        </table:table-row>
        <table:table-row table:style-name="ro2">
          <table:table-cell office:value-type="float" office:value="315.23695" calcext:value-type="float">
            <text:p>315.23695</text:p>
          </table:table-cell>
          <table:table-cell office:value-type="float" office:value="19.73415" calcext:value-type="float">
            <text:p>19.73415</text:p>
          </table:table-cell>
          <table:table-cell office:value-type="float" office:value="108.889" calcext:value-type="float">
            <text:p>108.889</text:p>
          </table:table-cell>
          <table:table-cell table:number-columns-repeated="1021"/>
        </table:table-row>
        <table:table-row table:style-name="ro2">
          <table:table-cell office:value-type="float" office:value="747.2813" calcext:value-type="float">
            <text:p>747.2813</text:p>
          </table:table-cell>
          <table:table-cell office:value-type="float" office:value="58.922" calcext:value-type="float">
            <text:p>58.922</text:p>
          </table:table-cell>
          <table:table-cell office:value-type="float" office:value="238.7086" calcext:value-type="float">
            <text:p>238.708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q31fl</text:p>
          </table:table-cell>
          <table:table-cell table:style-name="ce1" office:value-type="string" calcext:value-type="string">
            <text:p>q32fl</text:p>
          </table:table-cell>
          <table:table-cell table:style-name="ce1" office:value-type="string" calcext:value-type="string">
            <text:p>q31sh</text:p>
          </table:table-cell>
          <table:table-cell table:style-name="ce1" office:value-type="string" calcext:value-type="string">
            <text:p>q32sh</text:p>
          </table:table-cell>
          <table:table-cell table:style-name="ce4" office:value-type="string" calcext:value-type="string">
            <text:p>q3fl</text:p>
          </table:table-cell>
          <table:table-cell table:style-name="ce3" office:value-type="string" calcext:value-type="string">
            <text:p>q3sh</text:p>
          </table:table-cell>
          <table:table-cell table:number-columns-repeated="1018"/>
        </table:table-row>
        <table:table-row table:style-name="ro1">
          <table:table-cell office:value-type="float" office:value="1.37175" calcext:value-type="float">
            <text:p>1.37175</text:p>
          </table:table-cell>
          <table:table-cell office:value-type="float" office:value="28.41005" calcext:value-type="float">
            <text:p>28.41005</text:p>
          </table:table-cell>
          <table:table-cell office:value-type="float" office:value="14.6605" calcext:value-type="float">
            <text:p>14.6605</text:p>
          </table:table-cell>
          <table:table-cell office:value-type="float" office:value="10.5039" calcext:value-type="float">
            <text:p>10.5039</text:p>
          </table:table-cell>
          <table:table-cell table:style-name="ce5" table:formula="of:=[.A23]+[.B23]" office:value-type="float" office:value="29.7818" calcext:value-type="float">
            <text:p>29.7818</text:p>
          </table:table-cell>
          <table:table-cell table:style-name="Default" table:formula="of:=[.C23]+[.D23]" office:value-type="float" office:value="25.1644" calcext:value-type="float">
            <text:p>25.1644</text:p>
          </table:table-cell>
          <table:table-cell table:style-name="ce1" table:number-columns-repeated="1018"/>
        </table:table-row>
        <table:table-row table:style-name="ro1">
          <table:table-cell office:value-type="float" office:value="2.81475" calcext:value-type="float">
            <text:p>2.81475</text:p>
          </table:table-cell>
          <table:table-cell office:value-type="float" office:value="51.58105" calcext:value-type="float">
            <text:p>51.58105</text:p>
          </table:table-cell>
          <table:table-cell office:value-type="float" office:value="28.7169" calcext:value-type="float">
            <text:p>28.7169</text:p>
          </table:table-cell>
          <table:table-cell office:value-type="float" office:value="22.42325" calcext:value-type="float">
            <text:p>22.42325</text:p>
          </table:table-cell>
          <table:table-cell table:style-name="ce5" table:formula="of:=[.A24]+[.B24]" office:value-type="float" office:value="54.3958" calcext:value-type="float">
            <text:p>54.3958</text:p>
          </table:table-cell>
          <table:table-cell table:style-name="Default" table:formula="of:=[.C24]+[.D24]" office:value-type="float" office:value="51.14015" calcext:value-type="float">
            <text:p>51.14015</text:p>
          </table:table-cell>
          <table:table-cell table:number-columns-repeated="1018"/>
        </table:table-row>
        <table:table-row table:style-name="ro1">
          <table:table-cell office:value-type="float" office:value="5.5875" calcext:value-type="float">
            <text:p>5.5875</text:p>
          </table:table-cell>
          <table:table-cell office:value-type="float" office:value="106.29985" calcext:value-type="float">
            <text:p>106.29985</text:p>
          </table:table-cell>
          <table:table-cell office:value-type="float" office:value="63.01975" calcext:value-type="float">
            <text:p>63.01975</text:p>
          </table:table-cell>
          <table:table-cell office:value-type="float" office:value="45.1199" calcext:value-type="float">
            <text:p>45.1199</text:p>
          </table:table-cell>
          <table:table-cell table:style-name="ce5" table:formula="of:=[.A25]+[.B25]" office:value-type="float" office:value="111.88735" calcext:value-type="float">
            <text:p>111.88735</text:p>
          </table:table-cell>
          <table:table-cell table:style-name="Default" table:formula="of:=[.C25]+[.D25]" office:value-type="float" office:value="108.13965" calcext:value-type="float">
            <text:p>108.13965</text:p>
          </table:table-cell>
          <table:table-cell table:number-columns-repeated="1018"/>
        </table:table-row>
        <table:table-row table:style-name="ro1">
          <table:table-cell office:value-type="float" office:value="13.01285" calcext:value-type="float">
            <text:p>13.01285</text:p>
          </table:table-cell>
          <table:table-cell office:value-type="float" office:value="228.3429" calcext:value-type="float">
            <text:p>228.3429</text:p>
          </table:table-cell>
          <table:table-cell office:value-type="float" office:value="144.0524" calcext:value-type="float">
            <text:p>144.0524</text:p>
          </table:table-cell>
          <table:table-cell office:value-type="float" office:value="94.90555" calcext:value-type="float">
            <text:p>94.90555</text:p>
          </table:table-cell>
          <table:table-cell table:style-name="ce5" table:formula="of:=[.A26]+[.B26]" office:value-type="float" office:value="241.35575" calcext:value-type="float">
            <text:p>241.35575</text:p>
          </table:table-cell>
          <table:table-cell table:style-name="Default" table:formula="of:=[.C26]+[.D26]" office:value-type="float" office:value="238.95795" calcext:value-type="float">
            <text:p>238.95795</text:p>
          </table:table-cell>
          <table:table-cell table:number-columns-repeated="1018"/>
        </table:table-row>
        <table:table-row table:style-name="ro1">
          <table:table-cell office:value-type="float" office:value="25.4873" calcext:value-type="float">
            <text:p>25.4873</text:p>
          </table:table-cell>
          <table:table-cell office:value-type="float" office:value="452.71855" calcext:value-type="float">
            <text:p>452.71855</text:p>
          </table:table-cell>
          <table:table-cell office:value-type="float" office:value="299.95205" calcext:value-type="float">
            <text:p>299.95205</text:p>
          </table:table-cell>
          <table:table-cell office:value-type="float" office:value="208.95165" calcext:value-type="float">
            <text:p>208.95165</text:p>
          </table:table-cell>
          <table:table-cell table:style-name="ce5" table:formula="of:=[.A27]+[.B27]" office:value-type="float" office:value="478.20585" calcext:value-type="float">
            <text:p>478.20585</text:p>
          </table:table-cell>
          <table:table-cell table:style-name="Default" table:formula="of:=[.C27]+[.D27]" office:value-type="float" office:value="508.9037" calcext:value-type="float">
            <text:p>508.9037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q41fl</text:p>
          </table:table-cell>
          <table:table-cell table:style-name="ce1" office:value-type="string" calcext:value-type="string">
            <text:p>q42fl</text:p>
          </table:table-cell>
          <table:table-cell table:style-name="ce1" office:value-type="string" calcext:value-type="string">
            <text:p>q41sh</text:p>
          </table:table-cell>
          <table:table-cell table:style-name="ce1" office:value-type="string" calcext:value-type="string">
            <text:p>q42sh</text:p>
          </table:table-cell>
          <table:table-cell table:style-name="ce4" office:value-type="string" calcext:value-type="string">
            <text:p>q4fl</text:p>
          </table:table-cell>
          <table:table-cell table:style-name="ce3" office:value-type="string" calcext:value-type="string">
            <text:p>q4sh</text:p>
          </table:table-cell>
          <table:table-cell table:number-columns-repeated="1018"/>
        </table:table-row>
        <table:table-row table:style-name="ro1">
          <table:table-cell office:value-type="float" office:value="0.2481" calcext:value-type="float">
            <text:p>0.2481</text:p>
          </table:table-cell>
          <table:table-cell office:value-type="float" office:value="10.38015" calcext:value-type="float">
            <text:p>10.38015</text:p>
          </table:table-cell>
          <table:table-cell office:value-type="float" office:value="0.4373" calcext:value-type="float">
            <text:p>0.4373</text:p>
          </table:table-cell>
          <table:table-cell office:value-type="float" office:value="2.40475" calcext:value-type="float">
            <text:p>2.40475</text:p>
          </table:table-cell>
          <table:table-cell table:style-name="ce5" table:formula="of:=[.A30]+[.B30]" office:value-type="float" office:value="10.62825" calcext:value-type="float">
            <text:p>10.62825</text:p>
          </table:table-cell>
          <table:table-cell table:style-name="Default" table:formula="of:=[.C30]+[.D30]" office:value-type="float" office:value="2.84205" calcext:value-type="float">
            <text:p>2.84205</text:p>
          </table:table-cell>
          <table:table-cell table:number-columns-repeated="1018"/>
        </table:table-row>
        <table:table-row table:style-name="ro1">
          <table:table-cell office:value-type="float" office:value="0.28335" calcext:value-type="float">
            <text:p>0.28335</text:p>
          </table:table-cell>
          <table:table-cell office:value-type="float" office:value="18.9292" calcext:value-type="float">
            <text:p>18.9292</text:p>
          </table:table-cell>
          <table:table-cell office:value-type="float" office:value="0.4795" calcext:value-type="float">
            <text:p>0.4795</text:p>
          </table:table-cell>
          <table:table-cell office:value-type="float" office:value="4.86015" calcext:value-type="float">
            <text:p>4.86015</text:p>
          </table:table-cell>
          <table:table-cell table:style-name="ce5" table:formula="of:=[.A31]+[.B31]" office:value-type="float" office:value="19.21255" calcext:value-type="float">
            <text:p>19.21255</text:p>
          </table:table-cell>
          <table:table-cell table:style-name="Default" table:formula="of:=[.C31]+[.D31]" office:value-type="float" office:value="5.33965" calcext:value-type="float">
            <text:p>5.33965</text:p>
          </table:table-cell>
          <table:table-cell table:style-name="ce1" table:number-columns-repeated="1018"/>
        </table:table-row>
        <table:table-row table:style-name="ro1">
          <table:table-cell office:value-type="float" office:value="0.56255" calcext:value-type="float">
            <text:p>0.56255</text:p>
          </table:table-cell>
          <table:table-cell office:value-type="float" office:value="42.3298" calcext:value-type="float">
            <text:p>42.3298</text:p>
          </table:table-cell>
          <table:table-cell office:value-type="float" office:value="0.7854" calcext:value-type="float">
            <text:p>0.7854</text:p>
          </table:table-cell>
          <table:table-cell office:value-type="float" office:value="8.8645" calcext:value-type="float">
            <text:p>8.8645</text:p>
          </table:table-cell>
          <table:table-cell table:style-name="ce5" table:formula="of:=[.A32]+[.B32]" office:value-type="float" office:value="42.89235" calcext:value-type="float">
            <text:p>42.89235</text:p>
          </table:table-cell>
          <table:table-cell table:style-name="Default" table:formula="of:=[.C32]+[.D32]" office:value-type="float" office:value="9.6499" calcext:value-type="float">
            <text:p>9.6499</text:p>
          </table:table-cell>
          <table:table-cell table:number-columns-repeated="1018"/>
        </table:table-row>
        <table:table-row table:style-name="ro1">
          <table:table-cell office:value-type="float" office:value="0.95325" calcext:value-type="float">
            <text:p>0.95325</text:p>
          </table:table-cell>
          <table:table-cell office:value-type="float" office:value="69.58415" calcext:value-type="float">
            <text:p>69.58415</text:p>
          </table:table-cell>
          <table:table-cell office:value-type="float" office:value="1.07115" calcext:value-type="float">
            <text:p>1.07115</text:p>
          </table:table-cell>
          <table:table-cell office:value-type="float" office:value="17.06975" calcext:value-type="float">
            <text:p>17.06975</text:p>
          </table:table-cell>
          <table:table-cell table:style-name="ce5" table:formula="of:=[.A33]+[.B33]" office:value-type="float" office:value="70.5374" calcext:value-type="float">
            <text:p>70.5374</text:p>
          </table:table-cell>
          <table:table-cell table:style-name="Default" table:formula="of:=[.C33]+[.D33]" office:value-type="float" office:value="18.1409" calcext:value-type="float">
            <text:p>18.1409</text:p>
          </table:table-cell>
          <table:table-cell table:number-columns-repeated="1018"/>
        </table:table-row>
        <table:table-row table:style-name="ro1">
          <table:table-cell office:value-type="float" office:value="2.0349" calcext:value-type="float">
            <text:p>2.0349</text:p>
          </table:table-cell>
          <table:table-cell office:value-type="float" office:value="152.4404" calcext:value-type="float">
            <text:p>152.4404</text:p>
          </table:table-cell>
          <table:table-cell office:value-type="float" office:value="2.50655" calcext:value-type="float">
            <text:p>2.50655</text:p>
          </table:table-cell>
          <table:table-cell office:value-type="float" office:value="50.07005" calcext:value-type="float">
            <text:p>50.07005</text:p>
          </table:table-cell>
          <table:table-cell table:style-name="ce5" table:formula="of:=[.A34]+[.B34]" office:value-type="float" office:value="154.4753" calcext:value-type="float">
            <text:p>154.4753</text:p>
          </table:table-cell>
          <table:table-cell table:style-name="Default" table:formula="of:=[.C34]+[.D34]" office:value-type="float" office:value="52.5766" calcext:value-type="float">
            <text:p>52.5766</text:p>
          </table:table-cell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q51fl</text:p>
          </table:table-cell>
          <table:table-cell table:style-name="ce1" office:value-type="string" calcext:value-type="string">
            <text:p>q52fl_fixed</text:p>
          </table:table-cell>
          <table:table-cell table:style-name="ce1" office:value-type="string" calcext:value-type="string">
            <text:p>q51sh</text:p>
          </table:table-cell>
          <table:table-cell table:style-name="ce1" office:value-type="string" calcext:value-type="string">
            <text:p>q52sh</text:p>
          </table:table-cell>
          <table:table-cell table:style-name="ce4" office:value-type="string" calcext:value-type="string">
            <text:p>q5fl</text:p>
          </table:table-cell>
          <table:table-cell table:style-name="ce3" office:value-type="string" calcext:value-type="string">
            <text:p>q5sh</text:p>
          </table:table-cell>
          <table:table-cell table:number-columns-repeated="1018"/>
        </table:table-row>
        <table:table-row table:style-name="ro1">
          <table:table-cell office:value-type="float" office:value="29.4109" calcext:value-type="float">
            <text:p>29.4109</text:p>
          </table:table-cell>
          <table:table-cell office:value-type="float" office:value="48.05295" calcext:value-type="float">
            <text:p>48.05295</text:p>
          </table:table-cell>
          <table:table-cell office:value-type="float" office:value="9.92705" calcext:value-type="float">
            <text:p>9.92705</text:p>
          </table:table-cell>
          <table:table-cell office:value-type="float" office:value="16.00545" calcext:value-type="float">
            <text:p>16.00545</text:p>
          </table:table-cell>
          <table:table-cell table:style-name="ce5" table:formula="of:=[.A38]+[.B38]" office:value-type="float" office:value="77.46385" calcext:value-type="float">
            <text:p>77.46385</text:p>
          </table:table-cell>
          <table:table-cell table:style-name="Default" table:formula="of:=[.C38]+[.D38]" office:value-type="float" office:value="25.9325" calcext:value-type="float">
            <text:p>25.9325</text:p>
          </table:table-cell>
          <table:table-cell table:style-name="ce1" table:number-columns-repeated="1018"/>
        </table:table-row>
        <table:table-row table:style-name="ro1">
          <table:table-cell office:value-type="float" office:value="65.26055" calcext:value-type="float">
            <text:p>65.26055</text:p>
          </table:table-cell>
          <table:table-cell office:value-type="float" office:value="114.73795" calcext:value-type="float">
            <text:p>114.73795</text:p>
          </table:table-cell>
          <table:table-cell office:value-type="float" office:value="17.6171" calcext:value-type="float">
            <text:p>17.6171</text:p>
          </table:table-cell>
          <table:table-cell office:value-type="float" office:value="32.24795" calcext:value-type="float">
            <text:p>32.24795</text:p>
          </table:table-cell>
          <table:table-cell table:style-name="ce5" table:formula="of:=[.A39]+[.B39]" office:value-type="float" office:value="179.9985" calcext:value-type="float">
            <text:p>179.9985</text:p>
          </table:table-cell>
          <table:table-cell table:style-name="Default" table:formula="of:=[.C39]+[.D39]" office:value-type="float" office:value="49.86505" calcext:value-type="float">
            <text:p>49.86505</text:p>
          </table:table-cell>
          <table:table-cell table:number-columns-repeated="1018"/>
        </table:table-row>
        <table:table-row table:style-name="ro1">
          <table:table-cell office:value-type="float" office:value="151.9743" calcext:value-type="float">
            <text:p>151.9743</text:p>
          </table:table-cell>
          <table:table-cell office:value-type="float" office:value="218.13485" calcext:value-type="float">
            <text:p>218.13485</text:p>
          </table:table-cell>
          <table:table-cell office:value-type="float" office:value="28.1057" calcext:value-type="float">
            <text:p>28.1057</text:p>
          </table:table-cell>
          <table:table-cell office:value-type="float" office:value="63.3779" calcext:value-type="float">
            <text:p>63.3779</text:p>
          </table:table-cell>
          <table:table-cell table:style-name="ce5" table:formula="of:=[.A40]+[.B40]" office:value-type="float" office:value="370.10915" calcext:value-type="float">
            <text:p>370.10915</text:p>
          </table:table-cell>
          <table:table-cell table:style-name="Default" table:formula="of:=[.C40]+[.D40]" office:value-type="float" office:value="91.4836" calcext:value-type="float">
            <text:p>91.4836</text:p>
          </table:table-cell>
          <table:table-cell table:number-columns-repeated="1018"/>
        </table:table-row>
        <table:table-row table:style-name="ro1">
          <table:table-cell office:value-type="float" office:value="283.6183" calcext:value-type="float">
            <text:p>283.6183</text:p>
          </table:table-cell>
          <table:table-cell office:value-type="float" office:value="401.92215" calcext:value-type="float">
            <text:p>401.92215</text:p>
          </table:table-cell>
          <table:table-cell office:value-type="float" office:value="58.26285" calcext:value-type="float">
            <text:p>58.26285</text:p>
          </table:table-cell>
          <table:table-cell office:value-type="float" office:value="123.08025" calcext:value-type="float">
            <text:p>123.08025</text:p>
          </table:table-cell>
          <table:table-cell table:style-name="ce5" table:formula="of:=[.A41]+[.B41]" office:value-type="float" office:value="685.54045" calcext:value-type="float">
            <text:p>685.54045</text:p>
          </table:table-cell>
          <table:table-cell table:style-name="Default" table:formula="of:=[.C41]+[.D41]" office:value-type="float" office:value="181.3431" calcext:value-type="float">
            <text:p>181.3431</text:p>
          </table:table-cell>
          <table:table-cell table:number-columns-repeated="1018"/>
        </table:table-row>
        <table:table-row table:style-name="ro1">
          <table:table-cell office:value-type="float" office:value="583.0128" calcext:value-type="float">
            <text:p>583.0128</text:p>
          </table:table-cell>
          <table:table-cell office:value-type="float" office:value="972.0732" calcext:value-type="float">
            <text:p>972.0732</text:p>
          </table:table-cell>
          <table:table-cell office:value-type="float" office:value="144.6056" calcext:value-type="float">
            <text:p>144.6056</text:p>
          </table:table-cell>
          <table:table-cell office:value-type="float" office:value="235.4864" calcext:value-type="float">
            <text:p>235.4864</text:p>
          </table:table-cell>
          <table:table-cell table:style-name="ce5" table:formula="of:=[.A42]+[.B42]" office:value-type="float" office:value="1555.086" calcext:value-type="float">
            <text:p>1555.086</text:p>
          </table:table-cell>
          <table:table-cell table:style-name="Default" table:formula="of:=[.C42]+[.D42]" office:value-type="float" office:value="380.092" calcext:value-type="float">
            <text:p>380.092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q62fl</text:p>
          </table:table-cell>
          <table:table-cell table:style-name="ce1" office:value-type="string" calcext:value-type="string">
            <text:p>q63fl</text:p>
          </table:table-cell>
          <table:table-cell table:style-name="ce1" office:value-type="string" calcext:value-type="string">
            <text:p>q62sh</text:p>
          </table:table-cell>
          <table:table-cell table:style-name="ce1" office:value-type="string" calcext:value-type="string">
            <text:p>q63sh</text:p>
          </table:table-cell>
          <table:table-cell table:style-name="ce4" office:value-type="string" calcext:value-type="string">
            <text:p>q6fl</text:p>
          </table:table-cell>
          <table:table-cell table:style-name="ce3" office:value-type="string" calcext:value-type="string">
            <text:p>q6sh</text:p>
          </table:table-cell>
          <table:table-cell table:number-columns-repeated="1018"/>
        </table:table-row>
        <table:table-row table:style-name="ro1">
          <table:table-cell office:value-type="float" office:value="169.88905" calcext:value-type="float">
            <text:p>169.88905</text:p>
          </table:table-cell>
          <table:table-cell office:value-type="float" office:value="246.9331" calcext:value-type="float">
            <text:p>246.9331</text:p>
          </table:table-cell>
          <table:table-cell office:value-type="float" office:value="242.77405" calcext:value-type="float">
            <text:p>242.77405</text:p>
          </table:table-cell>
          <table:table-cell office:value-type="float" office:value="209.1514" calcext:value-type="float">
            <text:p>209.1514</text:p>
          </table:table-cell>
          <table:table-cell table:style-name="ce5" table:formula="of:=[.A45]+[.B45]" office:value-type="float" office:value="416.82215" calcext:value-type="float">
            <text:p>416.82215</text:p>
          </table:table-cell>
          <table:table-cell table:style-name="Default" table:formula="of:=[.C45]+[.D45]" office:value-type="float" office:value="451.92545" calcext:value-type="float">
            <text:p>451.92545</text:p>
          </table:table-cell>
          <table:table-cell table:number-columns-repeated="1018"/>
        </table:table-row>
        <table:table-row table:style-name="ro1">
          <table:table-cell office:value-type="float" office:value="376.2633" calcext:value-type="float">
            <text:p>376.2633</text:p>
          </table:table-cell>
          <table:table-cell office:value-type="float" office:value="503.59715" calcext:value-type="float">
            <text:p>503.59715</text:p>
          </table:table-cell>
          <table:table-cell office:value-type="float" office:value="466.6972" calcext:value-type="float">
            <text:p>466.6972</text:p>
          </table:table-cell>
          <table:table-cell office:value-type="float" office:value="430.4128" calcext:value-type="float">
            <text:p>430.4128</text:p>
          </table:table-cell>
          <table:table-cell table:style-name="ce5" table:formula="of:=[.A46]+[.B46]" office:value-type="float" office:value="879.86045" calcext:value-type="float">
            <text:p>879.86045</text:p>
          </table:table-cell>
          <table:table-cell table:style-name="Default" table:formula="of:=[.C46]+[.D46]" office:value-type="float" office:value="897.11" calcext:value-type="float">
            <text:p>897.11</text:p>
          </table:table-cell>
          <table:table-cell table:number-columns-repeated="1018"/>
        </table:table-row>
        <table:table-row table:style-name="ro1">
          <table:table-cell office:value-type="float" office:value="716.04425" calcext:value-type="float">
            <text:p>716.04425</text:p>
          </table:table-cell>
          <table:table-cell office:value-type="float" office:value="1220.3365" calcext:value-type="float">
            <text:p>1220.3365</text:p>
          </table:table-cell>
          <table:table-cell office:value-type="float" office:value="907.01885" calcext:value-type="float">
            <text:p>907.01885</text:p>
          </table:table-cell>
          <table:table-cell office:value-type="float" office:value="974.19295" calcext:value-type="float">
            <text:p>974.19295</text:p>
          </table:table-cell>
          <table:table-cell table:style-name="ce5" table:formula="of:=[.A47]+[.B47]" office:value-type="float" office:value="1936.38075" calcext:value-type="float">
            <text:p>1936.38075</text:p>
          </table:table-cell>
          <table:table-cell table:style-name="Default" table:formula="of:=[.C47]+[.D47]" office:value-type="float" office:value="1881.2118" calcext:value-type="float">
            <text:p>1881.2118</text:p>
          </table:table-cell>
          <table:table-cell table:number-columns-repeated="1018"/>
        </table:table-row>
        <table:table-row table:style-name="ro1">
          <table:table-cell office:value-type="float" office:value="1290.9341" calcext:value-type="float">
            <text:p>1290.9341</text:p>
          </table:table-cell>
          <table:table-cell office:value-type="float" office:value="2402.9208" calcext:value-type="float">
            <text:p>2402.9208</text:p>
          </table:table-cell>
          <table:table-cell office:value-type="float" office:value="1560.9471" calcext:value-type="float">
            <text:p>1560.9471</text:p>
          </table:table-cell>
          <table:table-cell office:value-type="float" office:value="1861.6825" calcext:value-type="float">
            <text:p>1861.6825</text:p>
          </table:table-cell>
          <table:table-cell table:style-name="ce5" table:formula="of:=[.A48]+[.B48]" office:value-type="float" office:value="3693.8549" calcext:value-type="float">
            <text:p>3693.8549</text:p>
          </table:table-cell>
          <table:table-cell table:style-name="Default" table:formula="of:=[.C48]+[.D48]" office:value-type="float" office:value="3422.6296" calcext:value-type="float">
            <text:p>3422.6296</text:p>
          </table:table-cell>
          <table:table-cell table:number-columns-repeated="1018"/>
        </table:table-row>
        <table:table-row table:style-name="ro1">
          <table:table-cell office:value-type="float" office:value="2510.9965" calcext:value-type="float">
            <text:p>2510.9965</text:p>
          </table:table-cell>
          <table:table-cell office:value-type="float" office:value="5216.67975" calcext:value-type="float">
            <text:p>5216.67975</text:p>
          </table:table-cell>
          <table:table-cell office:value-type="float" office:value="3004.3246" calcext:value-type="float">
            <text:p>3004.3246</text:p>
          </table:table-cell>
          <table:table-cell office:value-type="float" office:value="4185.9723" calcext:value-type="float">
            <text:p>4185.9723</text:p>
          </table:table-cell>
          <table:table-cell table:style-name="ce5" table:formula="of:=[.A49]+[.B49]" office:value-type="float" office:value="7727.67625" calcext:value-type="float">
            <text:p>7727.67625</text:p>
          </table:table-cell>
          <table:table-cell table:style-name="Default" table:formula="of:=[.C49]+[.D49]" office:value-type="float" office:value="7190.2969" calcext:value-type="float">
            <text:p>7190.2969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 style:data-style-name="N2" text:time-value="0000-00-00T00:00:01.784272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0:49:01.355684120</meta:creation-date>
    <dc:date>2013-10-01T17:01:10.665248285</dc:date>
    <meta:editing-duration>PT1H9M59S</meta:editing-duration>
    <meta:editing-cycles>4</meta:editing-cycles>
    <meta:generator>LibreOffice/4.1.1.2$Linux_X86_64 LibreOffice_project/410m0$Build-2</meta:generator>
    <meta:print-date>2013-09-20T12:51:22.470291865</meta:print-date>
    <meta:document-statistic meta:table-count="1" meta:cell-count="22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83cm" svg:height="9cm" xlink:href=".." xlink:type="simple" chart:class="chart:line" chart:style-name="ch1">
        <chart:title svg:x="5.58cm" svg:y="0.316cm" chart:style-name="ch2">
          <text:p>Q1</text:p>
        </chart:title>
        <chart:legend chart:legend-position="end" svg:x="9.62cm" svg:y="3.952cm" style:legend-expansion="high" chart:style-name="ch3"/>
        <chart:plot-area chart:style-name="ch4" table:cell-range-address="Sheet1.E2:Sheet1.E6 Sheet1.E9:Sheet1.E13" svg:x="1.248cm" svg:y="1.635cm" svg:width="7.898cm" svg:height="6.204cm">
          <chartooo:coordinate-region svg:x="2.24cm" svg:y="1.834cm" svg:width="6.812cm" svg:height="5.358cm"/>
          <chart:axis chart:dimension="x" chart:name="primary-x" chart:style-name="ch5">
            <chart:title svg:x="4.743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2:Sheet1.E6" chart:class="chart:line">
            <chart:data-point chart:repeated="5"/>
          </chart:series>
          <chart:series chart:style-name="ch10" chart:values-cell-range-address="Sheet1.E9:Sheet1.E1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.04065">
                <text:p>178.04065</text:p>
                <draw:g>
                  <svg:desc>Sheet1.E2:Sheet1.E6</svg:desc>
                </draw:g>
              </table:table-cell>
              <table:table-cell office:value-type="float" office:value="73.60395">
                <text:p>73.60395</text:p>
                <draw:g>
                  <svg:desc>Sheet1.E9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.23555">
                <text:p>391.23555</text:p>
              </table:table-cell>
              <table:table-cell office:value-type="float" office:value="134.3091">
                <text:p>134.3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4.0833">
                <text:p>764.0833</text:p>
              </table:table-cell>
              <table:table-cell office:value-type="float" office:value="294.51065">
                <text:p>294.51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0.93135">
                <text:p>1520.93135</text:p>
              </table:table-cell>
              <table:table-cell office:value-type="float" office:value="527.45915">
                <text:p>527.45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0.3168">
                <text:p>3160.3168</text:p>
              </table:table-cell>
              <table:table-cell office:value-type="float" office:value="1342.33425">
                <text:p>1342.33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67cm" svg:height="9cm" xlink:href=".." xlink:type="simple" chart:class="chart:line" chart:style-name="ch1">
        <chart:title svg:x="5.622cm" svg:y="0.316cm" chart:style-name="ch2">
          <text:p>Q3</text:p>
        </chart:title>
        <chart:legend chart:legend-position="end" svg:x="9.704cm" svg:y="3.952cm" style:legend-expansion="high" chart:style-name="ch3"/>
        <chart:plot-area chart:style-name="ch4" table:cell-range-address="Sheet1.E23:Sheet1.F27" svg:x="1.25cm" svg:y="1.635cm" svg:width="7.976cm" svg:height="6.204cm">
          <chartooo:coordinate-region svg:x="2.057cm" svg:y="1.834cm" svg:width="7.075cm" svg:height="5.358cm"/>
          <chart:axis chart:dimension="x" chart:name="primary-x" chart:style-name="ch5">
            <chart:title svg:x="4.784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23:Sheet1.E27" chart:class="chart:line">
            <chart:data-point chart:repeated="5"/>
          </chart:series>
          <chart:series chart:style-name="ch10" chart:values-cell-range-address="Sheet1.F23:Sheet1.F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7818">
                <text:p>29.7818</text:p>
                <draw:g>
                  <svg:desc>Sheet1.E23:Sheet1.E27</svg:desc>
                </draw:g>
              </table:table-cell>
              <table:table-cell office:value-type="float" office:value="25.1644">
                <text:p>25.1644</text:p>
                <draw:g>
                  <svg:desc>Sheet1.F23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3958">
                <text:p>54.3958</text:p>
              </table:table-cell>
              <table:table-cell office:value-type="float" office:value="51.14015">
                <text:p>51.14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88735">
                <text:p>111.88735</text:p>
              </table:table-cell>
              <table:table-cell office:value-type="float" office:value="108.13965">
                <text:p>108.1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.35575">
                <text:p>241.35575</text:p>
              </table:table-cell>
              <table:table-cell office:value-type="float" office:value="238.95795">
                <text:p>238.95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8.20585">
                <text:p>478.20585</text:p>
              </table:table-cell>
              <table:table-cell office:value-type="float" office:value="508.9037">
                <text:p>508.9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74cm" svg:height="9cm" xlink:href=".." xlink:type="simple" chart:class="chart:line" chart:style-name="ch1">
        <chart:title svg:x="5.026cm" svg:y="0.316cm" chart:style-name="ch2">
          <text:p>Q2</text:p>
        </chart:title>
        <chart:legend chart:legend-position="end" svg:x="8.511cm" svg:y="3.703cm" style:legend-expansion="high" chart:style-name="ch3"/>
        <chart:plot-area chart:style-name="ch4" table:cell-range-address="Sheet1.A16:Sheet1.B20 Sheet1.C15:Sheet1.C20" chart:data-source-has-labels="row" svg:x="1.226cm" svg:y="1.635cm" svg:width="6.855cm" svg:height="6.204cm">
          <chartooo:coordinate-region svg:x="2.033cm" svg:y="1.834cm" svg:width="5.954cm" svg:height="5.358cm"/>
          <chart:axis chart:dimension="x" chart:name="primary-x" chart:style-name="ch5">
            <chart:title svg:x="4.199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A16:Sheet1.A20" chart:class="chart:line">
            <chart:data-point chart:repeated="5"/>
          </chart:series>
          <chart:series chart:style-name="ch10" chart:values-cell-range-address="Sheet1.C16:Sheet1.C20" chart:label-cell-address="Sheet1.C15:Sheet1.C15" chart:class="chart:line">
            <chart:data-point chart:repeated="5"/>
          </chart:series>
          <chart:series chart:style-name="ch11" chart:values-cell-range-address="Sheet1.B16:Sheet1.B2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2aj</text:p>
                <draw:g>
                  <svg:desc>Sheet1.C15:Sheet1.C15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7687">
                <text:p>42.7687</text:p>
                <draw:g>
                  <svg:desc>Sheet1.A16:Sheet1.A20</svg:desc>
                </draw:g>
              </table:table-cell>
              <table:table-cell office:value-type="float" office:value="13.6659">
                <text:p>13.6659</text:p>
                <draw:g>
                  <svg:desc>Sheet1.C16:Sheet1.C20</svg:desc>
                </draw:g>
              </table:table-cell>
              <table:table-cell office:value-type="float" office:value="1.8202">
                <text:p>1.8202</text:p>
                <draw:g>
                  <svg:desc>Sheet1.B16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674">
                <text:p>85.674</text:p>
              </table:table-cell>
              <table:table-cell office:value-type="float" office:value="31.05645">
                <text:p>31.05645</text:p>
              </table:table-cell>
              <table:table-cell office:value-type="float" office:value="3.80295">
                <text:p>3.80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.1107">
                <text:p>181.1107</text:p>
              </table:table-cell>
              <table:table-cell office:value-type="float" office:value="63.23375">
                <text:p>63.23375</text:p>
              </table:table-cell>
              <table:table-cell office:value-type="float" office:value="9.3505">
                <text:p>9.3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.23695">
                <text:p>315.23695</text:p>
              </table:table-cell>
              <table:table-cell office:value-type="float" office:value="108.889">
                <text:p>108.889</text:p>
              </table:table-cell>
              <table:table-cell office:value-type="float" office:value="19.73415">
                <text:p>19.73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7.2813">
                <text:p>747.2813</text:p>
              </table:table-cell>
              <table:table-cell office:value-type="float" office:value="238.7086">
                <text:p>238.7086</text:p>
              </table:table-cell>
              <table:table-cell office:value-type="float" office:value="58.922">
                <text:p>58.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cm" svg:height="9cm" xlink:href=".." xlink:type="simple" chart:class="chart:line" chart:style-name="ch1">
        <chart:title svg:x="5.079cm" svg:y="0.316cm" chart:style-name="ch2">
          <text:p>Q4</text:p>
        </chart:title>
        <chart:legend chart:legend-position="end" svg:x="8.617cm" svg:y="3.952cm" style:legend-expansion="high" chart:style-name="ch3"/>
        <chart:plot-area chart:style-name="ch4" table:cell-range-address="Sheet1.E30:Sheet1.F34" svg:x="1.228cm" svg:y="1.635cm" svg:width="6.955cm" svg:height="6.204cm">
          <chartooo:coordinate-region svg:x="2.035cm" svg:y="1.834cm" svg:width="6.054cm" svg:height="5.358cm"/>
          <chart:axis chart:dimension="x" chart:name="primary-x" chart:style-name="ch5">
            <chart:title svg:x="4.251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30:Sheet1.E34" chart:class="chart:line">
            <chart:data-point chart:repeated="5"/>
          </chart:series>
          <chart:series chart:style-name="ch10" chart:values-cell-range-address="Sheet1.F30:Sheet1.F3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62825">
                <text:p>10.62825</text:p>
                <draw:g>
                  <svg:desc>Sheet1.E30:Sheet1.E34</svg:desc>
                </draw:g>
              </table:table-cell>
              <table:table-cell office:value-type="float" office:value="2.84205">
                <text:p>2.84205</text:p>
                <draw:g>
                  <svg:desc>Sheet1.F30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21255">
                <text:p>19.21255</text:p>
              </table:table-cell>
              <table:table-cell office:value-type="float" office:value="5.33965">
                <text:p>5.33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89235">
                <text:p>42.89235</text:p>
              </table:table-cell>
              <table:table-cell office:value-type="float" office:value="9.6499">
                <text:p>9.6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5374">
                <text:p>70.5374</text:p>
              </table:table-cell>
              <table:table-cell office:value-type="float" office:value="18.1409">
                <text:p>18.1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.4753">
                <text:p>154.4753</text:p>
              </table:table-cell>
              <table:table-cell office:value-type="float" office:value="52.5766">
                <text:p>52.5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51cm" svg:height="9cm" xlink:href=".." xlink:type="simple" chart:class="chart:line" chart:style-name="ch1">
        <chart:title svg:x="5.664cm" svg:y="0.316cm" chart:style-name="ch2">
          <text:p>Q5</text:p>
        </chart:title>
        <chart:legend chart:legend-position="end" svg:x="9.788cm" svg:y="3.952cm" style:legend-expansion="high" chart:style-name="ch3"/>
        <chart:plot-area chart:style-name="ch4" table:cell-range-address="Sheet1.E38:Sheet1.F42" svg:x="1.252cm" svg:y="1.635cm" svg:width="8.054cm" svg:height="6.204cm">
          <chartooo:coordinate-region svg:x="2.244cm" svg:y="1.834cm" svg:width="6.968cm" svg:height="5.358cm"/>
          <chart:axis chart:dimension="x" chart:name="primary-x" chart:style-name="ch5">
            <chart:title svg:x="4.825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38:Sheet1.E42" chart:class="chart:line">
            <chart:data-point chart:repeated="5"/>
          </chart:series>
          <chart:series chart:style-name="ch10" chart:values-cell-range-address="Sheet1.F38:Sheet1.F4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46385">
                <text:p>77.46385</text:p>
                <draw:g>
                  <svg:desc>Sheet1.E38:Sheet1.E42</svg:desc>
                </draw:g>
              </table:table-cell>
              <table:table-cell office:value-type="float" office:value="25.9325">
                <text:p>25.9325</text:p>
                <draw:g>
                  <svg:desc>Sheet1.F38:Sheet1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.9985">
                <text:p>179.9985</text:p>
              </table:table-cell>
              <table:table-cell office:value-type="float" office:value="49.86505">
                <text:p>49.86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0.10915">
                <text:p>370.10915</text:p>
              </table:table-cell>
              <table:table-cell office:value-type="float" office:value="91.4836">
                <text:p>91.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.54045">
                <text:p>685.54045</text:p>
              </table:table-cell>
              <table:table-cell office:value-type="float" office:value="181.3431">
                <text:p>181.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5.086">
                <text:p>1555.086</text:p>
              </table:table-cell>
              <table:table-cell office:value-type="float" office:value="380.092">
                <text:p>380.0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34cm" svg:height="9cm" xlink:href=".." xlink:type="simple" chart:class="chart:line" chart:style-name="ch1">
        <chart:title svg:x="3.823cm" svg:y="0.316cm" chart:style-name="ch2">
          <text:p>Q6 (Q62 + Q63)</text:p>
        </chart:title>
        <chart:legend chart:legend-position="end" svg:x="8.671cm" svg:y="3.952cm" style:legend-expansion="high" chart:style-name="ch3"/>
        <chart:plot-area chart:style-name="ch4" table:cell-range-address="Sheet1.E45:Sheet1.F49" svg:x="1.229cm" svg:y="1.635cm" svg:width="7.006cm" svg:height="6.204cm">
          <chartooo:coordinate-region svg:x="2.221cm" svg:y="1.834cm" svg:width="5.92cm" svg:height="5.358cm"/>
          <chart:axis chart:dimension="x" chart:name="primary-x" chart:style-name="ch5">
            <chart:title svg:x="4.278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45:Sheet1.E49" chart:class="chart:line">
            <chart:data-point chart:repeated="5"/>
          </chart:series>
          <chart:series chart:style-name="ch10" chart:values-cell-range-address="Sheet1.F45:Sheet1.F4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.82215">
                <text:p>416.82215</text:p>
                <draw:g>
                  <svg:desc>Sheet1.E45:Sheet1.E49</svg:desc>
                </draw:g>
              </table:table-cell>
              <table:table-cell office:value-type="float" office:value="451.92545">
                <text:p>451.92545</text:p>
                <draw:g>
                  <svg:desc>Sheet1.F45:Sheet1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9.86045">
                <text:p>879.86045</text:p>
              </table:table-cell>
              <table:table-cell office:value-type="float" office:value="897.11">
                <text:p>897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.38075">
                <text:p>1936.38075</text:p>
              </table:table-cell>
              <table:table-cell office:value-type="float" office:value="1881.2118">
                <text:p>1881.2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.8549">
                <text:p>3693.8549</text:p>
              </table:table-cell>
              <table:table-cell office:value-type="float" office:value="3422.6296">
                <text:p>3422.6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27.67625">
                <text:p>7727.67625</text:p>
              </table:table-cell>
              <table:table-cell office:value-type="float" office:value="7190.2969">
                <text:p>7190.29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